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loext:opacity="100%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color="#000000" loext:opacity="100%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6" style:family="paragraph" style:parent-style-name="Standard">
      <style:text-properties officeooo:paragraph-rsid="0152171b"/>
    </style:style>
    <style:style style:name="P17" style:family="paragraph" style:parent-style-name="Standard">
      <style:paragraph-properties fo:text-align="center" style:justify-single-word="false"/>
      <style:text-properties officeooo:paragraph-rsid="0104ab43"/>
    </style:style>
    <style:style style:name="P18" style:family="paragraph" style:parent-style-name="Standard">
      <style:paragraph-properties fo:text-align="start" style:justify-single-word="false"/>
      <style:text-properties fo:color="#21409a" loext:opacity="100%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loext:opacity="100%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rsid="009f598c" officeooo:paragraph-rsid="0104ab43"/>
    </style:style>
    <style:style style:name="P22" style:family="paragraph" style:parent-style-name="Standard">
      <style:paragraph-properties fo:text-align="start" style:justify-single-word="false"/>
      <style:text-properties fo:color="#808080" loext:opacity="100%" officeooo:paragraph-rsid="01618ffe"/>
    </style:style>
    <style:style style:name="P23" style:family="paragraph" style:parent-style-name="Standard">
      <style:paragraph-properties fo:text-align="start" style:justify-single-word="false"/>
      <style:text-properties officeooo:paragraph-rsid="01618ffe"/>
    </style:style>
    <style:style style:name="P24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5" style:family="paragraph" style:parent-style-name="Standard">
      <style:paragraph-properties fo:text-align="end" style:justify-single-word="false"/>
      <style:text-properties officeooo:paragraph-rsid="01618ff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text-properties officeooo:paragraph-rsid="01618ffe"/>
    </style:style>
    <style:style style:name="P2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1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officeooo:paragraph-rsid="0104ab43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9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loext:opacity="100%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loext:opacity="100%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loext:opacity="100%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loext:opacity="100%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loext:opacity="100%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8" style:family="text">
      <style:text-properties officeooo:rsid="01798aa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 table:style-name="TableLine94874304482640">
          <table:table-cell table:style-name="infos.A1" office:value-type="string">
            <text:p text:style-name="P50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draw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6">[RECEIVER_ADDRESS]</text:p>
          </table:table-cell>
        </table:table-row>
        <table:table-row table:style-name="TableLine94874304587872">
          <table:table-cell table:style-name="infos.A1" office:value-type="string">
            <text:p text:style-name="P49">[COMPANY_PHONE]</text:p>
          </table:table-cell>
          <table:covered-table-cell/>
        </table:table-row>
        <table:table-row table:style-name="TableLine94874304670800">
          <table:table-cell table:style-name="infos.A1" office:value-type="string">
            <text:p text:style-name="P47">[COMPANY_EMAIL]</text:p>
          </table:table-cell>
          <table:covered-table-cell/>
        </table:table-row>
        <table:table-row table:style-name="TableLine94874304671472">
          <table:table-cell table:style-name="infos.A1" office:value-type="string">
            <text:p text:style-name="P48">[COMPANY_WEBSITE]</text:p>
          </table:table-cell>
          <table:covered-table-cell/>
        </table:table-row>
        <table:table-row table:style-name="TableLine94874304672464">
          <table:table-cell table:style-name="infos.A1" office:value-type="string">
            <text:p text:style-name="P31"/>
          </table:table-cell>
          <table:covered-table-cell/>
        </table:table-row>
      </table:table>
      <text:p text:style-name="P26"/>
      <table:table table:name="title" table:style-name="title">
        <table:table-column table:style-name="title.A"/>
        <table:table-column table:style-name="title.B"/>
        <table:table-column table:style-name="title.C"/>
        <table:table-row table:style-name="TableLine94874304245264">
          <table:table-cell table:style-name="title.A1" office:value-type="string">
            <text:p text:style-name="P1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9">[ABORTED]</text:p>
            </text:section>
            <text:p text:style-name="P18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ext:section text:style-name="Sect1" text:name="section-description">
        <text:p text:style-name="P13">[DESCRIPTION]</text:p>
        <text:p text:style-name="P13"/>
      </text:section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56">Code</text:p>
            </table:table-cell>
            <table:table-cell table:style-name="items.A1" office:value-type="string">
              <text:p text:style-name="P56">Désignation</text:p>
            </table:table-cell>
            <table:table-cell table:style-name="items.A1" office:value-type="string">
              <text:p text:style-name="P55">Qté</text:p>
            </table:table-cell>
            <table:table-cell table:style-name="items.A1" office:value-type="string">
              <text:p text:style-name="P57">PU HT</text:p>
            </table:table-cell>
            <table:table-cell table:style-name="items.A1" office:value-type="string">
              <text:p text:style-name="P57">Remise <text:span text:style-name="T18">(%)</text:span></text:p>
            </table:table-cell>
            <table:table-cell table:style-name="items.A1" office:value-type="string">
              <text:p text:style-name="P57">Montant</text:p>
              <text:p text:style-name="P57">HT</text:p>
            </table:table-cell>
            <table:table-cell table:style-name="items.A1" office:value-type="string">
              <text:p text:style-name="P55"><text:span text:style-name="T3">Montant</text:span> <text:span text:style-name="T3">TVA</text:span></text:p>
            </table:table-cell>
            <table:table-cell table:style-name="items.A1" office:value-type="string">
              <text:p text:style-name="P57">Taux</text:p>
              <text:p text:style-name="P57">TVA</text:p>
            </table:table-cell>
            <table:table-cell table:style-name="items.I1" office:value-type="string">
              <text:p text:style-name="P58">Montant</text:p>
              <text:p text:style-name="P58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6">[CODE]</text:p>
          </table:table-cell>
          <table:table-cell table:style-name="items.B2" office:value-type="string">
            <text:p text:style-name="P33">[VARIANT]</text:p>
          </table:table-cell>
          <table:table-cell table:style-name="items.C2" office:value-type="string">
            <text:p text:style-name="P33">[QUANTITY]</text:p>
          </table:table-cell>
          <table:table-cell table:style-name="items.D2" office:value-type="string">
            <text:p text:style-name="P35">[UNIT_PRETAX_AMOUNT]</text:p>
          </table:table-cell>
          <table:table-cell table:style-name="items.E2" office:value-type="string">
            <text:p text:style-name="P37">[DISCOUNT]</text:p>
          </table:table-cell>
          <table:table-cell table:style-name="items.F2" office:value-type="string">
            <text:p text:style-name="P34">[PRETAX_AMOUNT]</text:p>
          </table:table-cell>
          <table:table-cell table:style-name="items.G2" office:value-type="string">
            <text:p text:style-name="P39">[VAT_AMOUNT]</text:p>
          </table:table-cell>
          <table:table-cell table:style-name="items.H2" office:value-type="string">
            <text:p text:style-name="P38">[VAT_RATE]</text:p>
          </table:table-cell>
          <table:table-cell table:style-name="items.I2" office:value-type="string">
            <text:p text:style-name="P40">[AMOUNT]</text:p>
          </table:table-cell>
        </table:table-row>
      </table:table>
      <text:p text:style-name="P20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4"><text:span text:style-name="T12">Ce devis et ses conditions générales sont valables jusqu’au </text:span><text:span text:style-name="T13">[EXPIRED_AT]</text:span></text:p>
            </text:section>
            <text:p text:style-name="P15"/>
          </table:table-cell>
          <table:table-cell table:style-name="totals.B1" office:value-type="string">
            <text:p text:style-name="P22"><text:s/><text:span text:style-name="T11">Total HT</text:span></text:p>
          </table:table-cell>
          <table:table-cell table:style-name="totals.C1" office:value-type="string">
            <text:p text:style-name="P25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8">Total TV</text:span><text:span text:style-name="T9">A</text:span></text:p>
          </table:table-cell>
          <table:table-cell table:style-name="totals.C2" office:value-type="string">
            <text:p text:style-name="P25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10">Total TTC</text:span></text:p>
          </table:table-cell>
          <table:table-cell table:style-name="totals.C3" office:value-type="string">
            <text:p text:style-name="P25"><text:s/><text:span text:style-name="T17">[TOTAL]</text:span><text:span text:style-name="T4"> </text:span><text:span text:style-name="T7">€</text:span></text:p>
          </table:table-cell>
        </table:table-row>
      </table:table>
      <text:p text:style-name="P2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4"/>
              <text:p text:style-name="P24">Veuillez apposer la mention</text:p>
              <text:p text:style-name="P24">« Bon pour accord », dater</text:p>
              <text:p text:style-name="P24">et signer.</text:p>
              <text:p text:style-name="P17"/>
            </table:table-cell>
            <table:table-cell table:style-name="signature.B1" office:value-type="string">
              <text:p text:style-name="P54"/>
            </table:table-cell>
          </table:table-row>
        </table:table>
        <text:p text:style-name="P21"/>
      </text:section>
      <text:section text:style-name="Sect1" text:name="Section-parcels">
        <table:table table:name="parcel-title" table:style-name="parcel-title">
          <table:table-column table:style-name="parcel-title.A"/>
          <table:table-row table:style-name="TableLine94874304769040">
            <table:table-cell table:style-name="parcel-title.A1" office:value-type="string">
              <text:p text:style-name="P53">Col<text:span text:style-name="T14">is</text:span></text:p>
            </table:table-cell>
          </table:table-row>
        </table:table>
        <text:p text:style-name="P2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 table:style-name="TableLine94874304775424">
              <table:table-cell table:style-name="parcels.A1" office:value-type="string">
                <text:p text:style-name="P59">Code</text:p>
              </table:table-cell>
              <table:table-cell table:style-name="parcels.A1" office:value-type="string">
                <text:p text:style-name="P56">Désignation</text:p>
              </table:table-cell>
              <table:table-cell table:style-name="parcels.A1" office:value-type="string">
                <text:p text:style-name="P55">Qté</text:p>
              </table:table-cell>
              <table:table-cell table:style-name="parcels.A1" office:value-type="string">
                <text:p text:style-name="P51">Numéro du colis</text:p>
              </table:table-cell>
              <table:table-cell table:style-name="parcels.E1" office:value-type="string">
                <text:p text:style-name="P52">Planifié le</text:p>
              </table:table-cell>
            </table:table-row>
          </table:table-header-rows>
          <table:table-row table:style-name="TableLine94874304789744">
            <table:table-cell table:style-name="parcels.A2" office:value-type="string">
              <text:p text:style-name="P41">[PARCEL_CODE]</text:p>
            </table:table-cell>
            <table:table-cell table:style-name="parcels.B2" office:value-type="string">
              <text:p text:style-name="P42">[PARCEL_VARIANT]</text:p>
            </table:table-cell>
            <table:table-cell table:style-name="parcels.C2" office:value-type="string">
              <text:p text:style-name="P43">[PARCEL_QUANTITY]</text:p>
            </table:table-cell>
            <table:table-cell table:style-name="parcels.D2" office:value-type="string">
              <text:p text:style-name="P44">[PARCEL_NUMBER]</text:p>
            </table:table-cell>
            <table:table-cell table:style-name="parcels.E2" office:value-type="string">
              <text:p text:style-name="P45">[PLANNED_AT]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8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paragraph-rsid="0152171b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4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 table:style-name="TableLine94874304321760">
            <table:table-cell table:style-name="footer.A1" office:value-type="string">
              <text:p text:style-name="MP3">[DATE]</text:p>
            </table:table-cell>
            <table:table-cell table:style-name="footer.A1" table:number-columns-spanned="3" office:value-type="string">
              <text:p text:style-name="MP4">[FOOTER]</text:p>
            </table:table-cell>
            <table:covered-table-cell/>
            <table:covered-table-cell/>
            <table:table-cell table:style-name="footer.A1" office:value-type="string">
              <text:p text:style-name="MP5"><text:page-number text:select-page="current">2</text:page-number></text:p>
            </table:table-cell>
          </table:table-row>
          <table:table-row table:style-name="TableLine139916008823488">
            <table:table-cell table:style-name="footer.A2" table:number-columns-spanned="5" office:value-type="string">
              <text:p text:style-name="MP6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94874304428624"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8">Titulaire du compte : </text:p>
            </table:table-cell>
            <table:table-cell table:style-name="footer.A3" table:number-columns-spanned="2" office:value-type="string">
              <text:p text:style-name="MP9">[ACCOUNT_HOLDER_NAME]</text:p>
            </table:table-cell>
            <table:covered-table-cell/>
          </table:table-row>
          <table:table-row table:style-name="TableLine94874304431040">
            <table:table-cell table:style-name="footer.A3" table:number-columns-spanned="2" office:value-type="string">
              <text:p text:style-name="MP7"/>
            </table:table-cell>
            <table:covered-table-cell/>
            <table:table-cell table:style-name="footer.A3" office:value-type="string">
              <text:p text:style-name="MP10">Banque :</text:p>
            </table:table-cell>
            <table:table-cell table:style-name="footer.A3" table:number-columns-spanned="2" office:value-type="string">
              <text:p text:style-name="MP11">[BANK_NAME]</text:p>
            </table:table-cell>
            <table:covered-table-cell/>
          </table:table-row>
          <table:table-row table:style-name="TableLine94874304431904">
            <table:table-cell table:style-name="footer.A3" table:number-columns-spanned="2" office:value-type="string">
              <text:p text:style-name="MP12"/>
            </table:table-cell>
            <table:covered-table-cell/>
            <table:table-cell table:style-name="footer.A3" office:value-type="string">
              <text:p text:style-name="MP13">BIC/SWIF :</text:p>
            </table:table-cell>
            <table:table-cell table:style-name="footer.A3" table:number-columns-spanned="2" office:value-type="string">
              <text:p text:style-name="MP14">[BANK_IDENTIFIER_CODE]</text:p>
            </table:table-cell>
            <table:covered-table-cell/>
          </table:table-row>
          <table:table-row table:style-name="TableLine94874304432800">
            <table:table-cell table:style-name="footer.A2" table:number-columns-spanned="2" office:value-type="string">
              <text:p text:style-name="MP12"/>
            </table:table-cell>
            <table:covered-table-cell/>
            <table:table-cell table:style-name="footer.A2" office:value-type="string">
              <text:p text:style-name="MP13">IBAN :</text:p>
            </table:table-cell>
            <table:table-cell table:style-name="footer.A2" table:number-columns-spanned="2" office:value-type="string">
              <text:p text:style-name="MP14">[IBAN]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OULIN</meta:initial-creator>
    <meta:creation-date>2017-12-14T14:28:48.263566269</meta:creation-date>
    <meta:generator>LibreOffice/7.0.3.1$Linux_X86_64 LibreOffice_project/00$Build-1</meta:generator>
    <dc:date>2020-12-10T15:12:53.479963562</dc:date>
    <meta:editing-duration>PT20H7M34S</meta:editing-duration>
    <meta:editing-cycles>337</meta:editing-cycles>
    <meta:document-statistic meta:table-count="8" meta:image-count="1" meta:object-count="0" meta:page-count="2" meta:paragraph-count="63" meta:word-count="102" meta:character-count="776" meta:non-whitespace-character-count="729"/>
  </office:meta>
</office:document-meta>
</file>